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083in" table:align="left"/>
    </style:style>
    <style:style style:name="Table1.A" style:family="table-column">
      <style:table-column-properties style:column-width="1.7688in"/>
    </style:style>
    <style:style style:name="Table1.B" style:family="table-column">
      <style:table-column-properties style:column-width="4.3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10pt" style:font-size-asian="10pt" style:font-size-complex="10pt"/>
    </style:style>
    <style:style style:name="P2" style:family="paragraph" style:parent-style-name="Table_20_Contents">
      <style:text-properties style:font-name="Pericles" fo:font-size="10pt" officeooo:rsid="000c4846" officeooo:paragraph-rsid="000c4846" style:font-size-asian="10pt" style:font-size-complex="10pt"/>
    </style:style>
    <style:style style:name="P3" style:family="paragraph" style:parent-style-name="Table_20_Contents">
      <style:text-properties style:font-name="Pericles" fo:font-size="10pt" officeooo:rsid="000db040" officeooo:paragraph-rsid="000db040" style:font-size-asian="10pt" style:font-size-complex="10pt"/>
    </style:style>
    <style:style style:name="P4" style:family="paragraph" style:parent-style-name="Table_20_Contents">
      <style:text-properties style:font-name="Pericles" fo:font-size="10pt" officeooo:rsid="000e9e03" officeooo:paragraph-rsid="000e9e03" style:font-size-asian="10pt" style:font-size-complex="10pt"/>
    </style:style>
    <style:style style:name="P5" style:family="paragraph" style:parent-style-name="Table_20_Contents">
      <style:text-properties style:font-name="Pericles" fo:font-weight="bold" officeooo:rsid="000c4846" officeooo:paragraph-rsid="000c4846" style:font-weight-asian="bold" style:font-weight-complex="bold"/>
    </style:style>
    <style:style style:name="P6" style:family="paragraph" style:parent-style-name="Table_20_Contents" style:list-style-name="L1">
      <style:text-properties style:font-name="Pericles" fo:font-size="10pt" officeooo:rsid="000db040" officeooo:paragraph-rsid="000db040" style:font-size-asian="10pt" style:font-size-complex="10pt"/>
    </style:style>
    <style:style style:name="P7" style:family="paragraph" style:parent-style-name="Table_20_Contents" style:list-style-name="L3">
      <style:text-properties style:font-name="Pericles" fo:font-size="10pt" officeooo:rsid="000db040" officeooo:paragraph-rsid="000db040" style:font-size-asian="10pt" style:font-size-complex="10pt"/>
    </style:style>
    <style:style style:name="P8" style:family="paragraph" style:parent-style-name="Table_20_Contents" style:list-style-name="L4">
      <style:text-properties style:font-name="Pericles" fo:font-size="10pt" officeooo:rsid="000db040" officeooo:paragraph-rsid="000db040" style:font-size-asian="10pt" style:font-size-complex="10pt"/>
    </style:style>
    <style:style style:name="P9" style:family="paragraph" style:parent-style-name="Table_20_Contents" style:list-style-name="L6">
      <style:text-properties style:font-name="Pericles" fo:font-size="10pt" officeooo:rsid="000db040" officeooo:paragraph-rsid="000db040" style:font-size-asian="10pt" style:font-size-complex="10pt"/>
    </style:style>
    <style:style style:name="P10" style:family="paragraph" style:parent-style-name="Table_20_Contents" style:list-style-name="L7">
      <style:text-properties style:font-name="Pericles" fo:font-size="10pt" officeooo:rsid="000db040" officeooo:paragraph-rsid="000db040" style:font-size-asian="10pt" style:font-size-complex="10pt"/>
    </style:style>
    <style:style style:name="P11" style:family="paragraph" style:parent-style-name="Table_20_Contents" style:list-style-name="L8">
      <style:text-properties style:font-name="Pericles" fo:font-size="10pt" officeooo:rsid="000db040" officeooo:paragraph-rsid="000db040" style:font-size-asian="10pt" style:font-size-complex="10pt"/>
    </style:style>
    <style:style style:name="P12" style:family="paragraph" style:parent-style-name="Table_20_Contents" style:list-style-name="L10">
      <style:text-properties style:font-name="Pericles" fo:font-size="10pt" officeooo:rsid="000db040" officeooo:paragraph-rsid="000db040" style:font-size-asian="10pt" style:font-size-complex="10pt"/>
    </style:style>
    <style:style style:name="P13" style:family="paragraph" style:parent-style-name="Table_20_Contents" style:list-style-name="L5">
      <style:text-properties style:font-name="Pericles" fo:font-size="10pt" officeooo:rsid="000db040" officeooo:paragraph-rsid="000db040" style:font-size-asian="10pt" style:font-size-complex="10pt"/>
    </style:style>
    <style:style style:name="P14" style:family="paragraph" style:parent-style-name="Table_20_Contents" style:list-style-name="L1">
      <style:text-properties style:font-name="Pericles" fo:font-size="10pt" style:font-size-asian="10pt" style:font-size-complex="10pt"/>
    </style:style>
    <style:style style:name="P15" style:family="paragraph" style:parent-style-name="Table_20_Contents" style:list-style-name="L2">
      <style:text-properties style:font-name="Pericles" fo:font-size="10pt" officeooo:rsid="000c4846" officeooo:paragraph-rsid="000c4846" style:font-size-asian="10pt" style:font-size-complex="10pt"/>
    </style:style>
    <style:style style:name="P16" style:family="paragraph" style:parent-style-name="Table_20_Contents" style:list-style-name="L4">
      <style:text-properties style:font-name="Pericles" fo:font-size="10pt" officeooo:rsid="000c4846" officeooo:paragraph-rsid="000c4846" style:font-size-asian="10pt" style:font-size-complex="10pt"/>
    </style:style>
    <style:style style:name="P17" style:family="paragraph" style:parent-style-name="Table_20_Contents" style:list-style-name="L6">
      <style:text-properties style:font-name="Pericles" fo:font-size="10pt" officeooo:rsid="000c4846" officeooo:paragraph-rsid="000db040" style:font-size-asian="10pt" style:font-size-complex="10pt"/>
    </style:style>
    <style:style style:name="P18" style:family="paragraph" style:parent-style-name="Table_20_Contents" style:list-style-name="L7">
      <style:text-properties style:font-name="Pericles" fo:font-size="10pt" officeooo:rsid="000c4846" officeooo:paragraph-rsid="000c4846" style:font-size-asian="10pt" style:font-size-complex="10pt"/>
    </style:style>
    <style:style style:name="P19" style:family="paragraph" style:parent-style-name="Table_20_Contents" style:list-style-name="L9">
      <style:text-properties style:font-name="Pericles" fo:font-size="10pt" officeooo:rsid="000c4846" officeooo:paragraph-rsid="000c4846" style:font-size-asian="10pt" style:font-size-complex="10pt"/>
    </style:style>
    <style:style style:name="P20" style:family="paragraph" style:parent-style-name="Table_20_Contents" style:list-style-name="L10">
      <style:text-properties style:font-name="Pericles" fo:font-size="10pt" officeooo:rsid="000c4846" officeooo:paragraph-rsid="000c4846" style:font-size-asian="10pt" style:font-size-complex="10pt"/>
    </style:style>
    <style:style style:name="P21" style:family="paragraph" style:parent-style-name="Table_20_Contents" style:list-style-name="L5">
      <style:text-properties style:font-name="Pericles" fo:font-size="10pt" officeooo:rsid="000c4846" officeooo:paragraph-rsid="000c4846" style:font-size-asian="10pt" style:font-size-complex="10pt"/>
    </style:style>
    <style:style style:name="P22" style:family="paragraph" style:parent-style-name="Table_20_Contents" style:list-style-name="L4">
      <style:text-properties style:font-name="Pericles" fo:font-size="10pt" style:font-size-asian="10pt" style:font-size-complex="10pt"/>
    </style:style>
    <style:style style:name="P23" style:family="paragraph" style:parent-style-name="Table_20_Contents" style:list-style-name="L4">
      <style:text-properties style:font-name="Pericles" fo:font-size="10pt" officeooo:rsid="000f41cd" officeooo:paragraph-rsid="000f41cd" style:font-size-asian="10pt" style:font-size-complex="10pt"/>
    </style:style>
    <style:style style:name="P24" style:family="paragraph" style:parent-style-name="Table_20_Contents" style:list-style-name="L5">
      <style:text-properties style:font-name="Pericles" fo:font-size="10pt" style:font-size-asian="10pt" style:font-size-complex="10pt"/>
    </style:style>
    <style:style style:name="P25" style:family="paragraph" style:parent-style-name="Table_20_Contents" style:list-style-name="L8">
      <style:text-properties style:font-name="Pericles" fo:font-size="10pt" officeooo:rsid="000e9e03" officeooo:paragraph-rsid="000e9e03" style:font-size-asian="10pt" style:font-size-complex="10pt"/>
    </style:style>
    <style:style style:name="P26" style:family="paragraph" style:parent-style-name="Table_20_Contents">
      <style:text-properties style:font-name="Pericles" fo:font-size="10pt" officeooo:rsid="000ff9ce" officeooo:paragraph-rsid="000ff9ce" style:font-size-asian="10pt" style:font-size-complex="10pt"/>
    </style:style>
    <style:style style:name="P27" style:family="paragraph" style:parent-style-name="Table_20_Contents" style:list-style-name="L7">
      <style:text-properties style:font-name="Pericles" fo:font-size="10pt" officeooo:rsid="000ff9ce" officeooo:paragraph-rsid="000ff9ce" style:font-size-asian="10pt" style:font-size-complex="10pt"/>
    </style:style>
    <style:style style:name="P28" style:family="paragraph" style:parent-style-name="Table_20_Contents" style:list-style-name="L5">
      <style:text-properties style:font-name="Pericles" fo:font-size="10pt" officeooo:rsid="000ff9ce" officeooo:paragraph-rsid="000ff9ce" style:font-size-asian="10pt" style:font-size-complex="10pt"/>
    </style:style>
    <style:style style:name="P29" style:family="paragraph" style:parent-style-name="Table_20_Contents" style:list-style-name="L8">
      <style:text-properties style:font-name="Pericles" fo:font-size="10pt" officeooo:rsid="000ff9ce" officeooo:paragraph-rsid="000ff9ce" style:font-size-asian="10pt" style:font-size-complex="10pt"/>
    </style:style>
    <style:style style:name="P30" style:family="paragraph" style:parent-style-name="Table_20_Contents">
      <style:text-properties style:font-name="Pericles" fo:font-size="10pt" officeooo:rsid="00118b80" officeooo:paragraph-rsid="00118b80" style:font-size-asian="10pt" style:font-size-complex="10pt"/>
    </style:style>
    <style:style style:name="P31" style:family="paragraph" style:parent-style-name="Table_20_Contents" style:list-style-name="L1">
      <style:text-properties style:font-name="Pericles" fo:font-size="10pt" officeooo:rsid="00118b80" officeooo:paragraph-rsid="00118b80" style:font-size-asian="10pt" style:font-size-complex="10pt"/>
    </style:style>
    <style:style style:name="P32" style:family="paragraph" style:parent-style-name="Table_20_Contents" style:list-style-name="L2">
      <style:text-properties style:font-name="Pericles" fo:font-size="10pt" officeooo:rsid="00118b80" officeooo:paragraph-rsid="00118b80" style:font-size-asian="10pt" style:font-size-complex="10pt"/>
    </style:style>
    <style:style style:name="P33" style:family="paragraph" style:parent-style-name="Table_20_Contents" style:list-style-name="L5">
      <style:text-properties style:font-name="Pericles" fo:font-size="10pt" officeooo:rsid="00118b80" officeooo:paragraph-rsid="00118b80" style:font-size-asian="10pt" style:font-size-complex="10pt"/>
    </style:style>
    <style:style style:name="P34" style:family="paragraph" style:parent-style-name="Table_20_Contents" style:list-style-name="L10">
      <style:text-properties style:font-name="Pericles" fo:font-size="10pt" officeooo:rsid="00118b80" officeooo:paragraph-rsid="00118b80" style:font-size-asian="10pt" style:font-size-complex="10pt"/>
    </style:style>
    <style:style style:name="P35" style:family="paragraph" style:parent-style-name="Table_20_Contents">
      <style:text-properties style:font-name="Pericles" fo:font-size="10pt" officeooo:rsid="00133195" officeooo:paragraph-rsid="00133195" style:font-size-asian="10pt" style:font-size-complex="10pt"/>
    </style:style>
    <style:style style:name="P36" style:family="paragraph" style:parent-style-name="Table_20_Contents" style:list-style-name="L10">
      <style:text-properties style:font-name="Pericles" fo:font-size="10pt" officeooo:rsid="00133195" officeooo:paragraph-rsid="00133195" style:font-size-asian="10pt" style:font-size-complex="10pt"/>
    </style:style>
    <style:style style:name="P37" style:family="paragraph" style:parent-style-name="Table_20_Contents">
      <style:text-properties style:font-name="Pericles" fo:font-size="10pt" officeooo:rsid="00164997" officeooo:paragraph-rsid="00164997" style:font-size-asian="10pt" style:font-size-complex="10pt"/>
    </style:style>
    <style:style style:name="P38" style:family="paragraph" style:parent-style-name="Table_20_Contents" style:list-style-name="L5">
      <style:text-properties style:font-name="Pericles" fo:font-size="10pt" officeooo:rsid="00164997" officeooo:paragraph-rsid="00164997" style:font-size-asian="10pt" style:font-size-complex="10pt"/>
    </style:style>
    <style:style style:name="P39" style:family="paragraph" style:parent-style-name="Table_20_Contents" style:list-style-name="L1">
      <style:text-properties style:font-name="Pericles" fo:font-size="10pt" officeooo:rsid="00164997" officeooo:paragraph-rsid="00164997" style:font-size-asian="10pt" style:font-size-complex="10pt"/>
    </style:style>
    <style:style style:name="P40" style:family="paragraph" style:parent-style-name="Table_20_Contents" style:list-style-name="L6">
      <style:text-properties officeooo:rsid="000db040" officeooo:paragraph-rsid="000db040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Pericles" fo:font-size="10pt" officeooo:rsid="000c4846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Info</text:p>
          </table:table-cell>
        </table:table-row>
        <table:table-row>
          <table:table-cell table:style-name="Table1.A2" office:value-type="string">
            <text:p text:style-name="P3">Asclepeaus</text:p>
          </table:table-cell>
          <table:table-cell table:style-name="Table1.B2" office:value-type="string">
            <text:list xml:id="list1743537126" text:style-name="L1">
              <text:list-item>
                <text:p text:style-name="P6">Alchemist in Vask</text:p>
              </text:list-item>
            </text:list>
          </table:table-cell>
        </table:table-row>
        <table:table-row>
          <table:table-cell table:style-name="Table1.A2" office:value-type="string">
            <text:p text:style-name="P1">Alanna</text:p>
          </table:table-cell>
          <table:table-cell table:style-name="Table1.B2" office:value-type="string">
            <text:list xml:id="list204142545630776" text:continue-numbering="true" text:style-name="L1">
              <text:list-item>
                <text:p text:style-name="P14">Daughter of Elder Tiksos of Thelod</text:p>
              </text:list-item>
              <text:list-item>
                <text:p text:style-name="P14">Lover of Kraeggaer (pregnant with his child?)</text:p>
              </text:list-item>
              <text:list-item>
                <text:p text:style-name="P14">Mild-mannered, loyal, unassuming</text:p>
              </text:list-item>
            </text:list>
          </table:table-cell>
        </table:table-row>
        <table:table-row>
          <table:table-cell table:style-name="Table1.A2" office:value-type="string">
            <text:p text:style-name="P30">Akkad</text:p>
          </table:table-cell>
          <table:table-cell table:style-name="Table1.B2" office:value-type="string">
            <text:list xml:id="list204143031316976" text:continue-numbering="true" text:style-name="L1">
              <text:list-item>
                <text:p text:style-name="P31">Slave Prince of El Shabaz</text:p>
              </text:list-item>
              <text:list-item>
                <text:p text:style-name="P31">Trying to overthrow Ali Talib</text:p>
              </text:list-item>
              <text:list-item>
                <text:p text:style-name="P31">Killed by PCs</text:p>
              </text:list-item>
            </text:list>
          </table:table-cell>
        </table:table-row>
        <table:table-row>
          <table:table-cell table:style-name="Table1.A2" office:value-type="string">
            <text:p text:style-name="P37">Al Sijin</text:p>
          </table:table-cell>
          <table:table-cell table:style-name="Table1.B2" office:value-type="string">
            <text:list xml:id="list204142297023727" text:continue-numbering="true" text:style-name="L1">
              <text:list-item>
                <text:p text:style-name="P39">Slave pit in El Shabaz</text:p>
              </text:list-item>
            </text:list>
          </table:table-cell>
        </table:table-row>
        <table:table-row>
          <table:table-cell table:style-name="Table1.A2" office:value-type="string">
            <text:p text:style-name="P30">Ali Talib</text:p>
          </table:table-cell>
          <table:table-cell table:style-name="Table1.B2" office:value-type="string">
            <text:list xml:id="list204143092222698" text:continue-numbering="true" text:style-name="L1">
              <text:list-item>
                <text:p text:style-name="P31">Slave Master of El Shabaz</text:p>
              </text:list-item>
              <text:list-item>
                <text:p text:style-name="P31">Coerced Pcs into killing Akkad</text:p>
              </text:list-item>
            </text:list>
          </table:table-cell>
        </table:table-row>
        <table:table-row>
          <table:table-cell table:style-name="Table1.A2" office:value-type="string">
            <text:p text:style-name="P2">Antonius</text:p>
          </table:table-cell>
          <table:table-cell table:style-name="Table1.B2" office:value-type="string">
            <text:list xml:id="list3672329543" text:style-name="L2">
              <text:list-item>
                <text:p text:style-name="P15">Head of Civida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30">Atavi</text:p>
          </table:table-cell>
          <table:table-cell table:style-name="Table1.B2" office:value-type="string">
            <text:list xml:id="list204142722140366" text:continue-numbering="true" text:style-name="L2">
              <text:list-item>
                <text:p text:style-name="P32">Caldruine botanist met in slave pit Al Sijin</text:p>
              </text:list-item>
              <text:list-item>
                <text:p text:style-name="P32">Companion of Tivtivik</text:p>
              </text:list-item>
            </text:list>
          </table:table-cell>
        </table:table-row>
        <table:table-row>
          <table:table-cell table:style-name="Table1.A2" office:value-type="string">
            <text:p text:style-name="P30">Avacelid</text:p>
          </table:table-cell>
          <table:table-cell table:style-name="Table1.B2" office:value-type="string">
            <text:list xml:id="list204143500881608" text:continue-numbering="true" text:style-name="L2">
              <text:list-item>
                <text:p text:style-name="P32">Rat-headed girl</text:p>
              </text:list-item>
              <text:list-item>
                <text:p text:style-name="P32">Avatar of Tathe</text:p>
              </text:list-item>
            </text:list>
          </table:table-cell>
        </table:table-row>
        <table:table-row>
          <table:table-cell table:style-name="Table1.A2" office:value-type="string">
            <text:p text:style-name="P3">Betolomy</text:p>
          </table:table-cell>
          <table:table-cell table:style-name="Table1.B2" office:value-type="string">
            <text:list xml:id="list786508755" text:style-name="L3">
              <text:list-item>
                <text:p text:style-name="P7">1st wife of Griffinhelm</text:p>
              </text:list-item>
            </text:list>
          </table:table-cell>
        </table:table-row>
        <table:table-row>
          <table:table-cell table:style-name="Table1.A2" office:value-type="string">
            <text:p text:style-name="P2">Captain Samira al Hijr</text:p>
          </table:table-cell>
          <table:table-cell table:style-name="Table1.B2" office:value-type="string">
            <text:list xml:id="list3975198391" text:style-name="L4">
              <text:list-item>
                <text:p text:style-name="P16">Ship captain that transporte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Captain Solkos</text:p>
          </table:table-cell>
          <table:table-cell table:style-name="Table1.B2" office:value-type="string">
            <text:list xml:id="list204141811033104" text:continue-numbering="true" text:style-name="L4">
              <text:list-item>
                <text:p text:style-name="P16">Dead captain of the Seabird</text:p>
              </text:list-item>
            </text:list>
          </table:table-cell>
        </table:table-row>
        <table:table-row>
          <table:table-cell table:style-name="Table1.A2" office:value-type="string">
            <text:p text:style-name="P3">Carabada</text:p>
          </table:table-cell>
          <table:table-cell table:style-name="Table1.B2" office:value-type="string">
            <text:list xml:id="list204142024956128" text:continue-numbering="true" text:style-name="L4">
              <text:list-item>
                <text:p text:style-name="P8">Ashen priestess of Cancri</text:p>
              </text:list-item>
              <text:list-item>
                <text:p text:style-name="P8">Travels with Lancris and his exiles</text:p>
              </text:list-item>
            </text:list>
          </table:table-cell>
        </table:table-row>
        <table:table-row>
          <table:table-cell table:style-name="Table1.A2" office:value-type="string">
            <text:p text:style-name="P1">Cassandra of Thelod</text:p>
          </table:table-cell>
          <table:table-cell table:style-name="Table1.B2" office:value-type="string">
            <text:list xml:id="list204142449178170" text:continue-numbering="true" text:style-name="L4">
              <text:list-item>
                <text:p text:style-name="P22">Handmaiden of Helena</text:p>
              </text:list-item>
              <text:list-item>
                <text:p text:style-name="P23">Terrible combatant</text:p>
              </text:list-item>
            </text:list>
          </table:table-cell>
        </table:table-row>
        <table:table-row>
          <table:table-cell table:style-name="Table1.A2" office:value-type="string">
            <text:p text:style-name="P2">Chalcis</text:p>
          </table:table-cell>
          <table:table-cell table:style-name="Table1.B2" office:value-type="string">
            <text:list xml:id="list204142595828300" text:continue-numbering="true" text:style-name="L4">
              <text:list-item>
                <text:p text:style-name="P16">City on eastern coast of Thelod</text:p>
              </text:list-item>
              <text:list-item>
                <text:p text:style-name="P16">Abandoned after great flood due to curse</text:p>
              </text:list-item>
              <text:list-item>
                <text:p text:style-name="P16">Once home of the main temple to Ulder</text:p>
              </text:list-item>
            </text:list>
          </table:table-cell>
        </table:table-row>
        <table:table-row>
          <table:table-cell table:style-name="Table1.A2" office:value-type="string">
            <text:p text:style-name="P37">El Shabaz</text:p>
          </table:table-cell>
          <table:table-cell table:style-name="Table1.B2" office:value-type="string">
            <text:list xml:id="list4270508820" text:style-name="L5">
              <text:list-item>
                <text:p text:style-name="P38">City of Slaves in eastern Anthis, near the Sarkin homeland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Agape</text:p>
          </table:table-cell>
          <table:table-cell table:style-name="Table1.B2" office:value-type="string">
            <text:list xml:id="list204142246378716" text:continue-numbering="true" text:style-name="L5">
              <text:list-item>
                <text:p text:style-name="P24">One of four Elders of Thelod</text:p>
              </text:list-item>
              <text:list-item>
                <text:p text:style-name="P24">Priestess of Aquae</text:p>
              </text:list-item>
              <text:list-item>
                <text:p text:style-name="P24">Wants to make a name for herself, a little ambitious</text:p>
              </text:list-item>
              <text:list-item>
                <text:p text:style-name="P24">Wants Aquae to be supreme on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Alganon</text:p>
          </table:table-cell>
          <table:table-cell table:style-name="Table1.B2" office:value-type="string">
            <text:list xml:id="list204141940627917" text:continue-numbering="true" text:style-name="L5">
              <text:list-item>
                <text:p text:style-name="P24">One of four Elders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Kradus</text:p>
          </table:table-cell>
          <table:table-cell table:style-name="Table1.B2" office:value-type="string">
            <text:list xml:id="list204143677441641" text:continue-numbering="true" text:style-name="L5">
              <text:list-item>
                <text:p text:style-name="P24">One of four Elders of Thelod</text:p>
              </text:list-item>
              <text:list-item>
                <text:p text:style-name="P24">Priest of Ulder</text:p>
              </text:list-item>
              <text:list-item>
                <text:p text:style-name="P24">Was shamed when Nikomedes destroyed his temple, but earned redemption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Tiksos</text:p>
          </table:table-cell>
          <table:table-cell table:style-name="Table1.B2" office:value-type="string">
            <text:list xml:id="list204143227443729" text:continue-numbering="true" text:style-name="L5">
              <text:list-item>
                <text:p text:style-name="P24">One of four Elders of Thelod</text:p>
              </text:list-item>
              <text:list-item>
                <text:p text:style-name="P24">Old man and retired fisherman</text:p>
              </text:list-item>
              <text:list-item>
                <text:p text:style-name="P24">Father of Alanna</text:p>
              </text:list-item>
            </text:list>
          </table:table-cell>
        </table:table-row>
        <table:table-row>
          <table:table-cell table:style-name="Table1.A2" office:value-type="string">
            <text:p text:style-name="P2">Emperor Lex Domitian</text:p>
          </table:table-cell>
          <table:table-cell table:style-name="Table1.B2" office:value-type="string">
            <text:list xml:id="list814452805" text:style-name="L6">
              <text:list-item>
                <text:p text:style-name="P17">Emperor of Cividad</text:p>
              </text:list-item>
              <text:list-item>
                <text:p text:style-name="P17"><text:soft-page-break/>worshipper of the Queen of Knives</text:p>
              </text:list-item>
              <text:list-item>
                <text:p text:style-name="P40"><text:span text:style-name="T2">P</text:span><text:span text:style-name="T1">owerful sorcerer?</text:span></text:p>
              </text:list-item>
              <text:list-item>
                <text:p text:style-name="P9">Cursed Kraegear</text:p>
              </text:list-item>
            </text:list>
          </table:table-cell>
        </table:table-row>
        <table:table-row>
          <table:table-cell table:style-name="Table1.A2" office:value-type="string">
            <text:p text:style-name="P26">Gatharaz</text:p>
          </table:table-cell>
          <table:table-cell table:style-name="Table1.B2" office:value-type="string">
            <text:list xml:id="list3328922204" text:style-name="L7">
              <text:list-item>
                <text:p text:style-name="P27">King of Sorrow's Hold</text:p>
              </text:list-item>
              <text:list-item>
                <text:p text:style-name="P27">Brother of late Alavar</text:p>
              </text:list-item>
            </text:list>
          </table:table-cell>
        </table:table-row>
        <table:table-row>
          <table:table-cell table:style-name="Table1.A2" office:value-type="string">
            <text:p text:style-name="P2">Griffinhelm</text:p>
          </table:table-cell>
          <table:table-cell table:style-name="Table1.B2" office:value-type="string">
            <text:list xml:id="list204142369492194" text:continue-numbering="true" text:style-name="L7">
              <text:list-item>
                <text:p text:style-name="P18">Helena's friend</text:p>
              </text:list-item>
              <text:list-item>
                <text:p text:style-name="P18">Leader of the Brul's Blades merc company</text:p>
              </text:list-item>
              <text:list-item>
                <text:p text:style-name="P18">Not particularly competent</text:p>
              </text:list-item>
            </text:list>
          </table:table-cell>
        </table:table-row>
        <table:table-row>
          <table:table-cell table:style-name="Table1.A2" office:value-type="string">
            <text:p text:style-name="P26">Ignarad</text:p>
          </table:table-cell>
          <table:table-cell table:style-name="Table1.B2" office:value-type="string">
            <text:list xml:id="list204143454329179" text:continue-numbering="true" text:style-name="L7">
              <text:list-item>
                <text:p text:style-name="P27">Prince of Sorrow's Hold</text:p>
              </text:list-item>
              <text:list-item>
                <text:p text:style-name="P27">Trying to enter and reclaim Ironhold</text:p>
              </text:list-item>
              <text:list-item>
                <text:p text:style-name="P27">Son of Gatharaz</text:p>
              </text:list-item>
              <text:list-item>
                <text:p text:style-name="P27">Nephew of the late Alavar</text:p>
              </text:list-item>
            </text:list>
          </table:table-cell>
        </table:table-row>
        <table:table-row>
          <table:table-cell table:style-name="Table1.A2" office:value-type="string">
            <text:p text:style-name="P26">Iminic</text:p>
          </table:table-cell>
          <table:table-cell table:style-name="Table1.B2" office:value-type="string">
            <text:list xml:id="list204143761903286" text:continue-numbering="true" text:style-name="L7">
              <text:list-item>
                <text:p text:style-name="P27">Crab spirit serving Cancri</text:p>
              </text:list-item>
            </text:list>
          </table:table-cell>
        </table:table-row>
        <table:table-row>
          <table:table-cell table:style-name="Table1.A2" office:value-type="string">
            <text:p text:style-name="P3">Jeeda</text:p>
          </table:table-cell>
          <table:table-cell table:style-name="Table1.B2" office:value-type="string">
            <text:list xml:id="list204142321740115" text:continue-numbering="true" text:style-name="L7">
              <text:list-item>
                <text:p text:style-name="P10">2nd wife of Griffinhelm</text:p>
              </text:list-item>
            </text:list>
          </table:table-cell>
        </table:table-row>
        <table:table-row>
          <table:table-cell table:style-name="Table1.A2" office:value-type="string">
            <text:p text:style-name="P3">Kikitidikat</text:p>
          </table:table-cell>
          <table:table-cell table:style-name="Table1.B2" office:value-type="string">
            <text:list xml:id="list204141889098204" text:continue-numbering="true" text:style-name="L7">
              <text:list-item>
                <text:p text:style-name="P10">The Metal City</text:p>
              </text:list-item>
              <text:list-item>
                <text:p text:style-name="P10">Home of the Tirkid</text:p>
              </text:list-item>
              <text:list-item>
                <text:p text:style-name="P10">Built from the ruins of their giant seafaring ark upon which they came to Anthis</text:p>
              </text:list-item>
            </text:list>
          </table:table-cell>
        </table:table-row>
        <table:table-row>
          <table:table-cell table:style-name="Table1.A2" office:value-type="string">
            <text:p text:style-name="P3">Lancris</text:p>
          </table:table-cell>
          <table:table-cell table:style-name="Table1.B2" office:value-type="string">
            <text:list xml:id="list2468698718" text:style-name="L8">
              <text:list-item>
                <text:p text:style-name="P11">Spokesman for a group of exiled</text:p>
              </text:list-item>
            </text:list>
          </table:table-cell>
        </table:table-row>
        <table:table-row>
          <table:table-cell table:style-name="Table1.A2" office:value-type="string">
            <text:p text:style-name="P26">Lilicress</text:p>
          </table:table-cell>
          <table:table-cell table:style-name="Table1.B2" office:value-type="string">
            <text:list xml:id="list204142365087443" text:continue-numbering="true" text:style-name="L8">
              <text:list-item>
                <text:p text:style-name="P29">Runs apothecary in Sorrow's Hold</text:p>
              </text:list-item>
            </text:list>
          </table:table-cell>
        </table:table-row>
        <table:table-row>
          <table:table-cell table:style-name="Table1.A2" office:value-type="string">
            <text:p text:style-name="P4">Livia of Cividad</text:p>
          </table:table-cell>
          <table:table-cell table:style-name="Table1.B2" office:value-type="string">
            <text:list xml:id="list204142259076718" text:continue-numbering="true" text:style-name="L8">
              <text:list-item>
                <text:p text:style-name="P25">Oracle of Cancri who foresaw the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Lucius</text:p>
          </table:table-cell>
          <table:table-cell table:style-name="Table1.B2" office:value-type="string">
            <text:list xml:id="list506025567" text:style-name="L9">
              <text:list-item>
                <text:p text:style-name="P19">Doctor/apothecary for Civida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Nikomedes</text:p>
          </table:table-cell>
          <table:table-cell table:style-name="Table1.B2" office:value-type="string">
            <text:list xml:id="list1291210414" text:style-name="L10">
              <text:list-item>
                <text:p text:style-name="P20">Dead</text:p>
              </text:list-item>
              <text:list-item>
                <text:p text:style-name="P20">Cursed king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30">Ma'Juadi</text:p>
          </table:table-cell>
          <table:table-cell table:style-name="Table1.B2" office:value-type="string">
            <text:list xml:id="list204142910513188" text:continue-numbering="true" text:style-name="L10">
              <text:list-item>
                <text:p text:style-name="P34">Sarkin merchant met in the slave pits of Al Sijin</text:p>
              </text:list-item>
            </text:list>
          </table:table-cell>
        </table:table-row>
        <table:table-row>
          <table:table-cell table:style-name="Table1.A2" office:value-type="string">
            <text:p text:style-name="P3">Maegera</text:p>
          </table:table-cell>
          <table:table-cell table:style-name="Table1.B2" office:value-type="string">
            <text:list xml:id="list204142792251230" text:continue-numbering="true" text:style-name="L10">
              <text:list-item>
                <text:p text:style-name="P12">Orc "Mistress of Discipline" in Vask</text:p>
              </text:list-item>
              <text:list-item>
                <text:p text:style-name="P12">Lover of Kraegaer</text:p>
              </text:list-item>
            </text:list>
          </table:table-cell>
        </table:table-row>
        <table:table-row>
          <table:table-cell table:style-name="Table1.A2" office:value-type="string">
            <text:p text:style-name="P3">Mykonos</text:p>
          </table:table-cell>
          <table:table-cell table:style-name="Table1.B2" office:value-type="string">
            <text:list xml:id="list204141926212993" text:continue-numbering="true" text:style-name="L10">
              <text:list-item>
                <text:p text:style-name="P12">Fishing villa in Thelod</text:p>
              </text:list-item>
              <text:list-item>
                <text:p text:style-name="P12">Currently the "capital" of the island</text:p>
              </text:list-item>
            </text:list>
          </table:table-cell>
        </table:table-row>
        <table:table-row>
          <table:table-cell table:style-name="Table1.A2" office:value-type="string">
            <text:p text:style-name="P35">Orestes</text:p>
          </table:table-cell>
          <table:table-cell table:style-name="Table1.B2" office:value-type="string">
            <text:list xml:id="list204143201918892" text:continue-numbering="true" text:style-name="L10">
              <text:list-item>
                <text:p text:style-name="P36">Cividi captain of the ship Sanar</text:p>
              </text:list-item>
            </text:list>
          </table:table-cell>
        </table:table-row>
        <table:table-row>
          <table:table-cell table:style-name="Table1.A2" office:value-type="string">
            <text:p text:style-name="P30">Phanea</text:p>
          </table:table-cell>
          <table:table-cell table:style-name="Table1.B2" office:value-type="string">
            <text:list xml:id="list204142092287742" text:continue-list="list204143227443729" text:style-name="L5">
              <text:list-item>
                <text:p text:style-name="P33">Priestess of Tathe that works undercover in the slave pits of Al Sijin</text:p>
              </text:list-item>
            </text:list>
          </table:table-cell>
        </table:table-row>
        <table:table-row>
          <table:table-cell table:style-name="Table1.A2" office:value-type="string">
            <text:p text:style-name="P1">Pherecydes</text:p>
          </table:table-cell>
          <table:table-cell table:style-name="Table1.B2" office:value-type="string">
            <text:list xml:id="list204142862256534" text:continue-numbering="true" text:style-name="L5">
              <text:list-item>
                <text:p text:style-name="P24">Vaskan commander of the Bloodkin mercenary company</text:p>
              </text:list-item>
            </text:list>
          </table:table-cell>
        </table:table-row>
        <table:table-row>
          <table:table-cell table:style-name="Table1.A2" office:value-type="string">
            <text:p text:style-name="P26">Sarvik</text:p>
          </table:table-cell>
          <table:table-cell table:style-name="Table1.B2" office:value-type="string">
            <text:list xml:id="list204142691342000" text:continue-numbering="true" text:style-name="L5">
              <text:list-item>
                <text:p text:style-name="P28">Vault Master of Sorrow's Hold</text:p>
              </text:list-item>
              <text:list-item>
                <text:p text:style-name="P28">Ignarid's cousin</text:p>
              </text:list-item>
            </text:list>
          </table:table-cell>
        </table:table-row>
        <table:table-row>
          <table:table-cell table:style-name="Table1.A2" office:value-type="string">
            <text:p text:style-name="P26">Shadarrak</text:p>
          </table:table-cell>
          <table:table-cell table:style-name="Table1.B2" office:value-type="string">
            <text:list xml:id="list204143548089920" text:continue-numbering="true" text:style-name="L5">
              <text:list-item>
                <text:p text:style-name="P28">Sorcerer of earth, artificer, creator of wonders in Sorrow's Hold</text:p>
              </text:list-item>
            </text:list>
          </table:table-cell>
        </table:table-row>
        <table:table-row>
          <table:table-cell table:style-name="Table1.A2" office:value-type="string">
            <text:p text:style-name="P26">Sidaris</text:p>
          </table:table-cell>
          <table:table-cell table:style-name="Table1.B2" office:value-type="string">
            <text:list xml:id="list204142413245862" text:continue-numbering="true" text:style-name="L5">
              <text:list-item>
                <text:p text:style-name="P28">Ice mage frozen in the Labyrinthin</text:p>
              </text:list-item>
              <text:list-item>
                <text:p text:style-name="P28">Freed by the Pcs</text:p>
              </text:list-item>
              <text:list-item>
                <text:p text:style-name="P28">Now heading to Thelod</text:p>
              </text:list-item>
            </text:list>
          </table:table-cell>
        </table:table-row>
        <text:soft-page-break/>
        <table:table-row>
          <table:table-cell table:style-name="Table1.A2" office:value-type="string">
            <text:p text:style-name="P1">Sirtook</text:p>
          </table:table-cell>
          <table:table-cell table:style-name="Table1.B2" office:value-type="string">
            <text:list xml:id="list204143623502756" text:continue-numbering="true" text:style-name="L5">
              <text:list-item>
                <text:p text:style-name="P24">Theyd pirate captain of the Ramspite</text:p>
              </text:list-item>
              <text:list-item>
                <text:p text:style-name="P24">Tried to kill the heroes, but worked with them to escape the island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Sosilus</text:p>
          </table:table-cell>
          <table:table-cell table:style-name="Table1.B2" office:value-type="string">
            <text:list xml:id="list204143798878342" text:continue-numbering="true" text:style-name="L5">
              <text:list-item>
                <text:p text:style-name="P21">Dead scholar who once lived in the tower in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Thelod</text:p>
          </table:table-cell>
          <table:table-cell table:style-name="Table1.B2" office:value-type="string">
            <text:list xml:id="list204142530155452" text:continue-numbering="true" text:style-name="L5">
              <text:list-item>
                <text:p text:style-name="P21">Island in the middle of Anthean Sea</text:p>
              </text:list-item>
              <text:list-item>
                <text:p text:style-name="P21">Capital city</text:p>
              </text:list-item>
              <text:list-item>
                <text:p text:style-name="P21">Cursed by Ulder</text:p>
              </text:list-item>
            </text:list>
          </table:table-cell>
        </table:table-row>
        <table:table-row>
          <table:table-cell table:style-name="Table1.A2" office:value-type="string">
            <text:p text:style-name="P3">Thesdocius</text:p>
          </table:table-cell>
          <table:table-cell table:style-name="Table1.B2" office:value-type="string">
            <text:list xml:id="list204143619621472" text:continue-numbering="true" text:style-name="L5">
              <text:list-item>
                <text:p text:style-name="P13">Member of the Red Shields</text:p>
              </text:list-item>
              <text:list-item>
                <text:p text:style-name="P13">Participated in the murder of Ashen village, most notably Lancris' family</text:p>
              </text:list-item>
            </text:list>
          </table:table-cell>
        </table:table-row>
        <table:table-row>
          <table:table-cell table:style-name="Table1.A2" office:value-type="string">
            <text:p text:style-name="P30">Tivtivik</text:p>
          </table:table-cell>
          <table:table-cell table:style-name="Table1.B2" office:value-type="string">
            <text:list xml:id="list204143326478568" text:continue-numbering="true" text:style-name="L5">
              <text:list-item>
                <text:p text:style-name="P33">Tirkid warrior</text:p>
              </text:list-item>
              <text:list-item>
                <text:p text:style-name="P33">Travels with Atavi</text:p>
              </text:list-item>
            </text:list>
          </table:table-cell>
        </table:table-row>
        <table:table-row>
          <table:table-cell table:style-name="Table1.A2" office:value-type="string">
            <text:p text:style-name="P3">Turogenes</text:p>
          </table:table-cell>
          <table:table-cell table:style-name="Table1.B2" office:value-type="string">
            <text:list xml:id="list204143981660249" text:continue-numbering="true" text:style-name="L5">
              <text:list-item>
                <text:p text:style-name="P13">Dead</text:p>
              </text:list-item>
              <text:list-item>
                <text:p text:style-name="P13">Leader of Red Shields</text:p>
              </text:list-item>
              <text:list-item>
                <text:p text:style-name="P13">Owed money by Griffinhelm</text:p>
              </text:list-item>
              <text:list-item>
                <text:p text:style-name="P13">Killed by Laertes, his second in command and Griffinhelm was implicated in the murder</text:p>
              </text:list-item>
            </text:list>
          </table:table-cell>
        </table:table-row>
        <table:table-row>
          <table:table-cell table:style-name="Table1.A2" office:value-type="string">
            <text:p text:style-name="P3">Verasaurius</text:p>
          </table:table-cell>
          <table:table-cell table:style-name="Table1.B2" office:value-type="string">
            <text:list xml:id="list204142680806122" text:continue-numbering="true" text:style-name="L5">
              <text:list-item>
                <text:p text:style-name="P13">Scholar in Cividad</text:p>
              </text:list-item>
              <text:list-item>
                <text:p text:style-name="P13">Known to have been in contact with Sosilus and knows about his research</text:p>
              </text:list-item>
              <text:list-item>
                <text:p text:style-name="P13">Run out of Caldrune for stealing the work of other scholars</text:p>
              </text:list-item>
              <text:list-item>
                <text:p text:style-name="P13">Working for the emperor?</text:p>
              </text:list-item>
            </text:list>
          </table:table-cell>
        </table:table-row>
        <table:table-row>
          <table:table-cell table:style-name="Table1.A2" office:value-type="string">
            <text:p text:style-name="P26">Yulos</text:p>
          </table:table-cell>
          <table:table-cell table:style-name="Table1.B2" office:value-type="string">
            <text:list xml:id="list204143920606041" text:continue-numbering="true" text:style-name="L5">
              <text:list-item>
                <text:p text:style-name="P28">Ancient elf who guards the approach to the labyrinth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26S</meta:editing-duration>
    <meta:editing-cycles>8</meta:editing-cycles>
    <meta:generator>LibreOffice/5.4.2.2$Windows_X86_64 LibreOffice_project/22b09f6418e8c2d508a9eaf86b2399209b0990f4</meta:generator>
    <dc:date>2018-02-03T20:41:41.332000000</dc:date>
    <meta:print-date>2018-02-03T20:37:56.400000000</meta:print-date>
    <meta:document-statistic meta:table-count="1" meta:image-count="0" meta:object-count="0" meta:page-count="3" meta:paragraph-count="144" meta:word-count="682" meta:character-count="3510" meta:non-whitespace-character-count="3066"/>
    <meta:user-defined meta:name="Info 1"/>
    <meta:user-defined meta:name="Info 2"/>
    <meta:user-defined meta:name="Info 3"/>
    <meta:user-defined meta:name="Info 4"/>
  </office:meta>
</office:document-meta>
</file>